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svg:stroke-width="0cm" draw:marker-start="" draw:marker-start-width="0.2cm" draw:marker-end="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draw:marker-start="Arrowheads_20_1" draw:marker-end="Arrowheads_20_1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svg:stroke-width="0cm" draw:marker-start="Arrowheads_20_1" draw:marker-start-width="0.2cm" draw:marker-end="Arrowheads_20_1" draw:marker-end-width="0.2cm" draw:fill="none" draw:textarea-vertical-align="middle" fo:padding-top="0.125cm" fo:padding-bottom="0.125cm" fo:padding-left="0.25cm" fo:padding-right="0.25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3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2" style:family="text">
      <style:text-properties fo:font-family="'Courier New'" style:font-family-generic="modern" style:font-pitch="fixed" fo:font-size="9pt" fo:font-weight="bold" style:font-size-asian="9pt" style:font-weight-asian="bold" style:font-size-complex="9pt" style:font-weight-complex="bold"/>
    </style:style>
    <style:style style:name="T3" style:family="text">
      <style:text-properties fo:font-family="'Courier New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family="'Courier New'" style:font-family-generic="modern" style:font-pitch="fixed" fo:font-size="15pt" style:font-size-asian="15pt" style:font-size-complex="15pt"/>
    </style:style>
    <style:style style:name="T5" style:family="text">
      <style:text-properties fo:font-family="'Courier New'" style:font-family-generic="modern" style:font-pitch="fixed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25cm" svg:y1="7.021cm" svg:x2="9.6cm" svg:y2="6.9cm">
          <text:p/>
        </draw:line>
        <draw:line draw:style-name="gr2" draw:text-style-name="P1" draw:layer="layout" svg:x1="1.7cm" svg:y1="0.5cm" svg:x2="7.2cm" svg:y2="5.4cm">
          <text:p/>
        </draw:line>
        <draw:frame draw:style-name="gr3" draw:text-style-name="P2" draw:layer="layout" svg:width="1.074cm" svg:height="0.971cm" svg:x="1.3cm" svg:y="0.429cm">
          <draw:text-box>
            <text:p><text:span text:style-name="T1">p</text:span><text:span text:style-name="T2">1</text:span></text:p>
          </draw:text-box>
        </draw:frame>
        <draw:frame draw:style-name="gr3" draw:text-style-name="P2" draw:layer="layout" svg:width="1.074cm" svg:height="0.971cm" svg:x="1.026cm" svg:y="6.929cm">
          <draw:text-box>
            <text:p><text:span text:style-name="T1">p</text:span><text:span text:style-name="T2">2</text:span></text:p>
          </draw:text-box>
        </draw:frame>
        <draw:frame draw:style-name="gr3" draw:text-style-name="P2" draw:layer="layout" svg:width="1.032cm" svg:height="0.89cm" svg:x="5.768cm" svg:y="6.9cm">
          <draw:text-box>
            <text:p><text:span text:style-name="T3">q</text:span><text:span text:style-name="T2">2</text:span></text:p>
          </draw:text-box>
        </draw:frame>
        <draw:frame draw:style-name="gr3" draw:text-style-name="P2" draw:layer="layout" svg:width="1.032cm" svg:height="0.89cm" svg:x="7.1cm" svg:y="4.51cm">
          <draw:text-box>
            <text:p><text:span text:style-name="T3">q</text:span><text:span text:style-name="T2">1</text:span></text:p>
          </draw:text-box>
        </draw:frame>
        <draw:line draw:style-name="gr4" draw:text-style-name="P1" draw:layer="layout" svg:x1="6.709cm" svg:y1="4.99cm" svg:x2="5.136cm" svg:y2="7.021cm">
          <text:p/>
        </draw:line>
        <draw:custom-shape draw:style-name="gr5" draw:text-style-name="P1" draw:layer="layout" svg:width="0.3cm" svg:height="0.3cm" svg:x="6.6cm" svg:y="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3cm" svg:height="0.3cm" svg:x="5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7.115cm" svg:y1="5.323cm" svg:x2="9.198cm" svg:y2="7.021cm">
          <text:p/>
        </draw:line>
        <draw:line draw:style-name="gr7" draw:text-style-name="P1" draw:layer="layout" svg:x1="1.7cm" svg:y1="7.203cm" svg:x2="6.25cm" svg:y2="7.021cm">
          <text:p/>
        </draw:line>
        <draw:frame draw:style-name="gr3" draw:text-style-name="P3" draw:layer="layout" svg:width="1.306cm" svg:height="0.852cm" svg:x="5.5cm" svg:y="4.5cm">
          <draw:text-box>
            <text:p><text:span text:style-name="T4">CP</text:span><text:span text:style-name="T5">1</text:span></text:p>
          </draw:text-box>
        </draw:frame>
        <draw:frame draw:style-name="gr3" draw:text-style-name="P3" draw:layer="layout" svg:width="1.306cm" svg:height="0.852cm" svg:x="4.1cm" svg:y="6.248cm">
          <draw:text-box>
            <text:p><text:span text:style-name="T4">CP</text:span><text:span text:style-name="T5">2</text:span></text:p>
          </draw:text-box>
        </draw:frame>
        <draw:frame draw:style-name="gr3" draw:text-style-name="P3" draw:layer="layout" svg:width="1.306cm" svg:height="0.852cm" svg:x="6.3cm" svg:y="6.2cm">
          <draw:text-box>
            <text:p><text:span text:style-name="T4">CP</text:span><text:span text:style-name="T5">2</text:span></text:p>
          </draw:text-box>
        </draw:frame>
        <draw:custom-shape draw:style-name="gr5" draw:text-style-name="P1" draw:layer="layout" svg:width="0.3cm" svg:height="0.3cm" svg:x="6.799cm" svg:y="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6.7cm" svg:y1="6.4cm" svg:x2="6.9cm" svg:y2="6.2cm">
          <text:p/>
        </draw:line>
        <draw:line draw:style-name="gr8" draw:text-style-name="P1" draw:layer="layout" svg:x1="6.9cm" svg:y1="6.2cm" svg:x2="7.1cm" svg:y2="6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Arrowheads_20_1" draw:display-name="Arrowheads 1" svg:viewBox="0 0 1131 1131" svg:d="m0 564 564 567 567-567-567-564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8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24T21:36:06</meta:creation-date>
    <dc:date>2014-02-27T21:46:35</dc:date>
    <meta:editing-duration>PT10M59S</meta:editing-duration>
    <meta:editing-cycles>6</meta:editing-cycles>
    <meta:generator>LibreOffice/3.5$Linux_x86 LibreOffice_project/350m1$Build-2</meta:generator>
    <meta:document-statistic meta:object-count="17"/>
  </office:meta>
</office:document-meta>
</file>